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c4e0" officeooo:paragraph-rsid="0010c4e0"/>
    </style:style>
    <style:style style:name="P2" style:family="paragraph" style:parent-style-name="Standard">
      <style:paragraph-properties fo:text-align="start" style:justify-single-word="false"/>
      <style:text-properties officeooo:rsid="0010c4e0" officeooo:paragraph-rsid="0010c4e0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11e673" officeooo:paragraph-rsid="0011e673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158a17" officeooo:paragraph-rsid="00158a17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rsid="0011e673" officeooo:paragraph-rsid="0011e673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officeooo:rsid="00158a17" officeooo:paragraph-rsid="00158a17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8pt" fo:font-weight="normal" officeooo:rsid="0011e673" officeooo:paragraph-rsid="0011e673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8pt" fo:font-weight="normal" officeooo:rsid="0011e673" officeooo:paragraph-rsid="0014a3be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8pt" fo:font-weight="normal" officeooo:rsid="00158a17" officeooo:paragraph-rsid="00158a17" style:font-size-asian="8pt" style:font-weight-asian="normal" style:font-size-complex="8pt" style:font-weight-complex="normal"/>
    </style:style>
    <style:style style:name="T1" style:family="text">
      <style:text-properties officeooo:rsid="0012c576"/>
    </style:style>
    <style:style style:name="T2" style:family="text">
      <style:text-properties officeooo:rsid="0014a3be"/>
    </style:style>
    <style:style style:name="T3" style:family="text">
      <style:text-properties officeooo:rsid="00164af5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164af5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OS8 Package Installations from Source</text:p>
      <text:p text:style-name="P1"/>
      <text:p text:style-name="P2"/>
      <text:p text:style-name="P2"/>
      <text:p text:style-name="P3">UHD</text:p>
      <text:p text:style-name="P3"/>
      <text:p text:style-name="P5">1. Run this command set to install the dependencies necessary for the UHD installation:</text:p>
      <text:p text:style-name="P5"/>
      <text:p text:style-name="P7">yum -y update &amp;&amp; \</text:p>
      <text:p text:style-name="P7">dnf -y --enablerepo=PowerTools install boost-python3-devel &amp;&amp; \</text:p>
      <text:p text:style-name="P7">dnf -y --enablerepo=PowerTools install doxygen python3-sphinx SDL-devel &amp;&amp; \</text:p>
      <text:p text:style-name="P7">yum -y install git &amp;&amp; \</text:p>
      <text:p text:style-name="P7">yum -y install cmake &amp;&amp; \</text:p>
      <text:p text:style-name="P7">yum -y install epel-release &amp;&amp; \</text:p>
      <text:p text:style-name="P7">yum -y install gcc-c++ make &amp;&amp; \</text:p>
      <text:p text:style-name="P7">yum -y install python3-pip <text:s/>python36-devel &amp;&amp; \</text:p>
      <text:p text:style-name="P7">yum -y install libusb libusbx &amp;&amp; \</text:p>
      <text:p text:style-name="P7">yum -y install orc &amp;&amp; \</text:p>
      <text:p text:style-name="P7">pip3 install mako &amp;&amp; \</text:p>
      <text:p text:style-name="P7">pip3 install Cheetah3 &amp;&amp; \</text:p>
      <text:p text:style-name="P7">pip3 install numpy &amp;&amp; \</text:p>
      <text:p text:style-name="P7">pip3 install requests </text:p>
      <text:p text:style-name="P7"/>
      <text:p text:style-name="P5">Depending on current system configuration, this, along with other subsequent commands, may need to be installed as root. The PowerTools repository is enabled for certain components, and several Python add-ons are installed using pip3.</text:p>
      <text:p text:style-name="P5"/>
      <text:p text:style-name="P5"/>
      <text:p text:style-name="P5">2. <text:s/>Clone the (specific name) GitHub re<text:span text:style-name="T1">pository </text:span><text:span text:style-name="T2">and run the folllowing command set to run the installation:</text:span></text:p>
      <text:p text:style-name="P5"/>
      <text:p text:style-name="P7">cmake \</text:p>
      <text:p text:style-name="P7"><text:s text:c="4"/>-DCMAKE_INSTALL_PREFIX=/usr/ \</text:p>
      <text:p text:style-name="P8"><text:s text:c="4"/>-DENABLE_PYTHON3=ON \</text:p>
      <text:p text:style-name="P8"><text:s text:c="4"/>-DENABLE_EXAMPLES=ON \</text:p>
      <text:p text:style-name="P7"><text:s text:c="4"/>-DENABLE_UTILS=ON \</text:p>
      <text:p text:style-name="P7"><text:s text:c="4"/>-DENABLE_TESTS=OFF \</text:p>
      <text:p text:style-name="P7"><text:s text:c="4"/>-DENABLE_E100=OFF \</text:p>
      <text:p text:style-name="P7"><text:s text:c="4"/>-DENABLE_N230=OFF \</text:p>
      <text:p text:style-name="P7"><text:s text:c="4"/>-DENABLE_N300=OFF \</text:p>
      <text:p text:style-name="P7"><text:s text:c="4"/>-DENABLE_E320=OFF \</text:p>
      <text:p text:style-name="P7"><text:s text:c="4"/>-DENABLE_USRP1=OFF \</text:p>
      <text:p text:style-name="P7"><text:s text:c="4"/>-DENABLE_USER2=OFF \</text:p>
      <text:p text:style-name="P7"><text:s text:c="4"/>-DENABLE_B200=OFF \</text:p>
      <text:p text:style-name="P7"><text:s text:c="4"/>-DENABLE_X300=OFF \</text:p>
      <text:p text:style-name="P7"><text:s text:c="4"/>-DENABLE_CRIMSON_TNG=ON \</text:p>
      <text:p text:style-name="P7"><text:s text:c="4"/>-DENABLE_CYAN_16T=OFF \</text:p>
      <text:p text:style-name="P7"><text:s text:c="4"/>-DENABLE_CYAN_64T=OFF \</text:p>
      <text:p text:style-name="P7"><text:s text:c="4"/>-DENABLE_OCTOCLOCK=OFF \</text:p>
      <text:p text:style-name="P7"><text:s text:c="4"/>-DENABLE_DOXYGEN=OFF \</text:p>
      <text:p text:style-name="P7"><text:s text:c="4"/>-DENABLE_USB=OFF \</text:p>
      <text:p text:style-name="P8"><text:s text:c="4"/>/home/uhd/host &amp;&amp; \ </text:p>
      <text:p text:style-name="P8">make -j4 &amp;&amp; \</text:p>
      <text:p text:style-name="P8">make install</text:p>
      <text:p text:style-name="P8"/>
      <text:p text:style-name="P6"/>
      <text:p text:style-name="P4">GNU Radio</text:p>
      <text:p text:style-name="P4"/>
      <text:p text:style-name="P6">1. <text:s/>Run this command to install the dependencies necessary for the GNU Radio installation:</text:p>
      <text:p text:style-name="P6"/>
      <text:p text:style-name="P9">yum -y install gmp-devel swig \</text:p>
      <text:p text:style-name="P9">python3-lxml fftw-devel \</text:p>
      <text:p text:style-name="P9">gsl-devel qwt-qt5-devel python3-pyqt5-sip \</text:p>
      <text:p text:style-name="P9">log4cpp-devel zeromq czmq python3-yaml python3-click python3-click-plugins \</text:p>
      <text:p text:style-name="P9">python3-zmq python3-scipy python3-gobject gobject-introspection gtk3 &amp;&amp; \</text:p>
      <text:p text:style-name="P9">pip3 install git+https://github.com/pyqtgraph/pyqtgraph@develop &amp;&amp; \</text:p>
      <text:p text:style-name="P9">pip3 install scipy </text:p>
      <text:p text:style-name="P9"/>
      <text:p text:style-name="P9"/>
      <text:p text:style-name="P6"><text:soft-page-break/>2. <text:s/><text:span text:style-name="T3">Run the following command set to clone the GNU Radio GitHub repository, check out the correct branch, create a build directory, pull necessary components to the directory, and finally to build and install GNU Radio:</text:span></text:p>
      <text:p text:style-name="P6"/>
      <text:p text:style-name="P6"><text:span text:style-name="T4">git clone --recursive </text:span><text:a xlink:type="simple" xlink:href="https://github.com/gnuradio/gnuradio" text:style-name="Internet_20_link" text:visited-style-name="Visited_20_Internet_20_Link"><text:span text:style-name="T4">https://github.com/gnuradio/gnuradio</text:span></text:a><text:span text:style-name="T4"> </text:span><text:span text:style-name="T5">&amp;&amp; \</text:span></text:p>
      <text:p text:style-name="P9"><text:span text:style-name="T3">cd </text:span>gnuradio <text:span text:style-name="T3">&amp;&amp; \</text:span></text:p>
      <text:p text:style-name="P9">git checkout maint-3.8 &amp;&amp; \</text:p>
      <text:p text:style-name="P9">mkdir build <text:span text:style-name="T3">&amp;&amp; \</text:span></text:p>
      <text:p text:style-name="P9"><text:span text:style-name="T3">cd </text:span>build <text:span text:style-name="T3">&amp;&amp; \</text:span></text:p>
      <text:p text:style-name="P9">git pull --recurse-submodules=on &amp;&amp; \</text:p>
      <text:p text:style-name="P9">git submodule update --init &amp;&amp; \</text:p>
      <text:p text:style-name="P9">cmake \</text:p>
      <text:p text:style-name="P9"><text:s/>.. &amp;&amp; \</text:p>
      <text:p text:style-name="P9">make -j4 &amp;&amp; \</text:p>
      <text:p text:style-name="P9">make instal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63" meta:word-count="341" meta:character-count="2368" meta:non-whitespace-character-count="2007"/>
  </office:meta>
</office:document-meta>
</file>